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2.9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5cm" fo:min-width="7cm" fo:wrap-option="wrap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5cm" fo:min-width="4.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2.7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5cm" fo:min-width="7.54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15cm" fo:min-width="7.541cm" fo:wrap-option="wrap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cm" fo:min-width="6.36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5cm" fo:min-width="5.9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stroke="none" svg:stroke-color="#000000" draw:fill="none" draw:fill-color="#ffffff" fo:min-height="0.65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9cm" svg:height="2.3cm" svg:x="2cm" svg:y="1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4.9cm" svg:height="2.3cm" svg:x="14.6cm" svg:y="25.5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5cm" svg:height="3.2cm" svg:x="12cm" svg:y="2.1cm">
          <text:p text:style-name="P1">Program sumuje cyfry liczb minimum dwucyfrowych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4cm" svg:height="1.4cm" svg:x="12.9cm" svg:y="12.7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6.5cm" svg:height="2.9cm" svg:x="6cm" svg:y="8.9cm">
          <text:p text:style-name="P1">liczba &l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7" draw:id="id7" draw:layer="layout" svg:width="8.041cm" svg:height="2.4cm" draw:transform="skewX (0.41556289489985) translate (2.959cm 18.6cm)">
          <text:p text:style-name="P1"><text:span text:style-name="T1">suma += liczba % 1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8.041cm" svg:height="2.4cm" draw:transform="skewX (0.41556289489985) translate (2.759cm 23cm)">
          <text:p text:style-name="P1"><text:span text:style-name="T1">liczba = wartość całkowita z liczba/10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6.862cm" svg:height="1.9cm" draw:transform="skewX (0.41556289489985) translate (13.038cm 22cm)">
          <text:p text:style-name="P1"><text:span text:style-name="T1">zwróć sumę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2" draw:id="id2" draw:layer="layout" svg:width="6.406cm" svg:height="1.8cm" draw:transform="skewX (0.41538836197465) translate (4.594cm 6cm)">
          <text:p text:style-name="P1"><text:span text:style-name="T1">POBIERZ LICZBA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4.45cm" svg:y1="4.2cm" svg:x2="7.797cm" svg:y2="6cm" draw:start-shape="id1" draw:start-glue-point="8" draw:end-shape="id2" draw:end-glue-point="0" svg:d="M4450 4200v901h3347v899" svg:viewBox="0 0 3348 1801">
          <text:p/>
        </draw:connector>
        <draw:connector draw:style-name="gr9" draw:text-style-name="P4" draw:layer="layout" svg:x1="7.003cm" svg:y1="7.8cm" svg:x2="9.25cm" svg:y2="8.9cm" draw:start-shape="id2" draw:start-glue-point="2" draw:end-shape="id3" draw:end-glue-point="4" svg:d="M7003 7800v550h2247v550" svg:viewBox="0 0 2248 1101">
          <text:p/>
        </draw:connector>
        <draw:custom-shape draw:style-name="gr8" draw:text-style-name="P3" xml:id="id4" draw:id="id4" draw:layer="layout" svg:width="6.406cm" svg:height="1.8cm" draw:transform="skewX (0.41538836197465) translate (3.794cm 13.7cm)">
          <text:p text:style-name="P1"><text:span text:style-name="T1">POBIERZ LICZBA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9.803cm" svg:y1="14.6cm" svg:x2="9.803cm" svg:y2="14.6cm" draw:start-shape="id4" draw:end-shape="id4" svg:d="M9803 14600z" svg:viewBox="0 0 1 1">
          <text:p/>
        </draw:connector>
        <draw:connector draw:style-name="gr9" draw:text-style-name="P4" draw:layer="layout" svg:x1="9.25cm" svg:y1="11.8cm" svg:x2="6.997cm" svg:y2="13.7cm" draw:start-shape="id3" draw:start-glue-point="6" draw:end-shape="id4" draw:end-glue-point="0" svg:d="M9250 11800v951h-2253v949" svg:viewBox="0 0 2254 1901">
          <text:p/>
        </draw:connector>
        <draw:connector draw:style-name="gr10" draw:text-style-name="P4" draw:layer="layout" svg:x1="12.5cm" svg:y1="10.35cm" svg:x2="15.6cm" svg:y2="12.7cm" draw:start-shape="id3" draw:start-glue-point="7" draw:end-shape="id5" svg:d="M12500 10350h3100v2350" svg:viewBox="0 0 3101 2351">
          <text:p text:style-name="P1">TAK</text:p>
        </draw:connector>
        <draw:frame draw:style-name="gr11" draw:text-style-name="P5" draw:layer="layout" svg:width="2.1cm" svg:height="0.848cm" svg:x="7.1cm" svg:y="12cm">
          <draw:text-box>
            <text:p>NIE</text:p>
          </draw:text-box>
        </draw:frame>
        <draw:connector draw:style-name="gr9" draw:text-style-name="P4" draw:layer="layout" svg:x1="3.397cm" svg:y1="14.6cm" svg:x2="4.197cm" svg:y2="6.9cm" draw:start-shape="id4" draw:start-glue-point="3" draw:end-shape="id2" draw:end-glue-point="3" svg:d="M3397 14600h-898v-7700h1698" svg:viewBox="0 0 1699 7701">
          <text:p/>
        </draw:connector>
        <draw:custom-shape draw:style-name="gr4" draw:text-style-name="P2" xml:id="id6" draw:id="id6" draw:layer="layout" svg:width="6.5cm" svg:height="2.9cm" svg:x="11.5cm" svg:y="15.7cm">
          <text:p text:style-name="P1">liczb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svg:x1="15.6cm" svg:y1="14.1cm" svg:x2="14.75cm" svg:y2="15.7cm" draw:start-shape="id5" draw:start-glue-point="2" draw:end-shape="id6" draw:end-glue-point="4" svg:d="M15600 14100v800h-850v800" svg:viewBox="0 0 851 1601">
          <text:p/>
        </draw:connector>
        <draw:connector draw:style-name="gr9" draw:text-style-name="P4" draw:layer="layout" svg:x1="11.5cm" svg:y1="17.15cm" svg:x2="6.979cm" svg:y2="18.6cm" draw:start-shape="id6" draw:start-glue-point="5" draw:end-shape="id7" draw:end-glue-point="0" svg:d="M11500 17150h-4521v1450" svg:viewBox="0 0 4522 1451">
          <text:p/>
        </draw:connector>
        <draw:connector draw:style-name="gr9" draw:text-style-name="P4" draw:layer="layout" svg:x1="14.75cm" svg:y1="18.6cm" svg:x2="16.469cm" svg:y2="22cm" draw:start-shape="id6" draw:start-glue-point="6" draw:end-shape="id8" svg:d="M14750 18600v1701h1719v1699" svg:viewBox="0 0 1720 3401">
          <text:p/>
        </draw:connector>
        <draw:connector draw:style-name="gr9" draw:text-style-name="P4" draw:layer="layout" svg:x1="5.92cm" svg:y1="21cm" svg:x2="6.779cm" svg:y2="23cm" draw:start-shape="id7" draw:start-glue-point="2" draw:end-shape="id9" svg:d="M5920 21000v1000h859v1000" svg:viewBox="0 0 860 2001">
          <text:p/>
        </draw:connector>
        <draw:connector draw:style-name="gr9" draw:text-style-name="P4" draw:layer="layout" svg:x1="10.27cm" svg:y1="24.2cm" svg:x2="11.5cm" svg:y2="17.15cm" draw:start-shape="id9" draw:start-glue-point="1" draw:end-shape="id6" draw:end-glue-point="5" svg:d="M10270 24200h1031v-3399h-302v-3651h501" svg:viewBox="0 0 1231 7051">
          <text:p/>
        </draw:connector>
        <draw:frame draw:style-name="gr12" draw:text-style-name="P5" draw:layer="layout" svg:width="2.6cm" svg:height="0.9cm" svg:x="8.1cm" svg:y="17.4cm">
          <draw:text-box>
            <text:p>TAK</text:p>
          </draw:text-box>
        </draw:frame>
        <draw:frame draw:style-name="gr13" draw:text-style-name="P5" draw:layer="layout" svg:width="2.9cm" svg:height="1cm" svg:x="15.6cm" svg:y="19.1cm">
          <draw:text-box>
            <text:p>NIE</text:p>
          </draw:text-box>
        </draw:frame>
        <draw:connector draw:style-name="gr9" draw:text-style-name="P4" draw:layer="layout" svg:x1="15.631cm" svg:y1="23.9cm" svg:x2="17.05cm" svg:y2="25.5cm" draw:start-shape="id8" draw:start-glue-point="2" draw:end-shape="id10" draw:end-glue-point="4" svg:d="M15631 23900v800h1419v800" svg:viewBox="0 0 1420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0:04:19.714484207</meta:creation-date>
    <dc:date>2018-10-04T19:13:58.218160226</dc:date>
    <meta:editing-duration>PT16M37S</meta:editing-duration>
    <meta:editing-cycles>2</meta:editing-cycles>
    <meta:generator>LibreOffice/6.0.3.2$Linux_X86_64 LibreOffice_project/00m0$Build-2</meta:generator>
    <meta:document-statistic meta:object-count="26"/>
  </office:meta>
</office:document-meta>
</file>